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9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Number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visibility="collapse" table:default-cell-style-name="ce7"/>
        <table:table-column table:style-name="co3" table:default-cell-style-name="ce9"/>
        <table:table-column table:style-name="co4" table:default-cell-style-name="ce7"/>
        <table:table-column table:style-name="co5" table:visibility="collapse" table:default-cell-style-name="ce7"/>
        <table:table-column table:style-name="co6" table:default-cell-style-name="ce9"/>
        <table:table-row table:style-name="ro1">
          <table:table-cell table:style-name="Default" table:number-columns-repeated="3"/>
          <table:table-cell table:style-name="ce4" office:value-type="string" table:number-columns-spanned="3" table:number-rows-spanned="1">
            <text:p>Bend Bars / Lift Gates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Weight Allowance</text:p>
          </table:table-cell>
          <table:covered-table-cell table:style-name="ce4"/>
          <table:covered-table-cell table:style-name="ce4"/>
        </table:table-row>
        <table:table-row table:style-name="ro2">
          <table:table-cell table:style-name="ce1" office:value-type="string">
            <text:p>strength</text:p>
          </table:table-cell>
          <table:table-cell table:style-name="ce1" office:value-type="string">
            <text:p>thac0</text:p>
          </table:table-cell>
          <table:table-cell table:style-name="ce1" office:value-type="string">
            <text:p>damage</text:p>
          </table:table-cell>
          <table:table-cell table:style-name="ce5" office:value-type="string">
            <text:p>Vanilla 2<text:span text:style-name="T1">nd</text:span> Ed</text:p>
          </table:table-cell>
          <table:table-cell table:style-name="ce5" office:value-type="string">
            <text:p>3rd-ed style</text:p>
          </table:table-cell>
          <table:table-cell table:style-name="ce8" office:value-type="string">
            <text:p>Modded</text:p>
          </table:table-cell>
          <table:table-cell table:style-name="ce5" office:value-type="string">
            <text:p>Vanilla 2<text:span text:style-name="T1">nd</text:span> Ed</text:p>
          </table:table-cell>
          <table:table-cell table:style-name="ce5" office:value-type="string">
            <text:p>3rd-ed style</text:p>
          </table:table-cell>
          <table:table-cell table:style-name="ce8" office:value-type="string">
            <text:p>Modded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ROUNDDOWN([.$A3]/2;0) - 5" office:value-type="float" office:value="-5">
            <text:p>-5</text:p>
          </table:table-cell>
          <table:table-cell table:formula="of:=ROUNDDOWN(([.$A3]-1)/3*2;0) - 6" office:value-type="float" office:value="-6">
            <text:p>-6</text:p>
          </table:table-cell>
          <table:table-cell office:value-type="float" office:value="0">
            <text:p>0</text:p>
          </table:table-cell>
          <table:table-cell table:formula="of:=ROUND(240*[.$A3] / (350 - 11 * [.$A3]);0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ROUND(2240*[.$A3] / (510 - 19 * [.$A3]);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ROUNDDOWN([.$A4]/2;0) - 5" office:value-type="float" office:value="-5">
            <text:p>-5</text:p>
          </table:table-cell>
          <table:table-cell table:formula="of:=ROUNDDOWN(([.$A4]-1)/3*2;0) - 6" office:value-type="float" office:value="-6">
            <text:p>-6</text:p>
          </table:table-cell>
          <table:table-cell office:value-type="float" office:value="1">
            <text:p>1</text:p>
          </table:table-cell>
          <table:table-cell table:formula="of:=ROUND(240*[.$A4] / (350 - 11 * [.$A4]);0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ROUND(2240*[.$A4] / (510 - 19 * [.$A4]);0)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ROUNDDOWN([.$A5]/2;0) - 5" office:value-type="float" office:value="-4">
            <text:p>-4</text:p>
          </table:table-cell>
          <table:table-cell table:formula="of:=ROUNDDOWN(([.$A5]-1)/3*2;0) - 6" office:value-type="float" office:value="-6">
            <text:p>-6</text:p>
          </table:table-cell>
          <table:table-cell office:value-type="float" office:value="2">
            <text:p>2</text:p>
          </table:table-cell>
          <table:table-cell table:formula="of:=ROUND(240*[.$A5] / (350 - 11 * [.$A5]);0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ROUND(2240*[.$A5] / (510 - 19 * [.$A5]);0)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ROUNDDOWN([.$A6]/2;0) - 5" office:value-type="float" office:value="-4">
            <text:p>-4</text:p>
          </table:table-cell>
          <table:table-cell table:formula="of:=ROUNDDOWN(([.$A6]-1)/3*2;0) - 6" office:value-type="float" office:value="-5">
            <text:p>-5</text:p>
          </table:table-cell>
          <table:table-cell office:value-type="float" office:value="3">
            <text:p>3</text:p>
          </table:table-cell>
          <table:table-cell table:formula="of:=ROUND(240*[.$A6] / (350 - 11 * [.$A6]);0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ROUND(2240*[.$A6] / (510 - 19 * [.$A6]);0)" office:value-type="float" office:value="15">
            <text:p>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ROUNDDOWN([.$A7]/2;0) - 5" office:value-type="float" office:value="-3">
            <text:p>-3</text:p>
          </table:table-cell>
          <table:table-cell table:formula="of:=ROUNDDOWN(([.$A7]-1)/3*2;0) - 6" office:value-type="float" office:value="-4">
            <text:p>-4</text:p>
          </table:table-cell>
          <table:table-cell office:value-type="float" office:value="4">
            <text:p>4</text:p>
          </table:table-cell>
          <table:table-cell table:formula="of:=ROUND(240*[.$A7] / (350 - 11 * [.$A7]);0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ROUND(2240*[.$A7] / (510 - 19 * [.$A7]);0)"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ROUNDDOWN([.$A8]/2;0) - 5" office:value-type="float" office:value="-3">
            <text:p>-3</text:p>
          </table:table-cell>
          <table:table-cell table:formula="of:=ROUNDDOWN(([.$A8]-1)/3*2;0) - 6" office:value-type="float" office:value="-4">
            <text:p>-4</text:p>
          </table:table-cell>
          <table:table-cell office:value-type="float" office:value="5">
            <text:p>5</text:p>
          </table:table-cell>
          <table:table-cell table:formula="of:=ROUND(240*[.$A8] / (350 - 11 * [.$A8]);0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ROUND(2240*[.$A8] / (510 - 19 * [.$A8]);0)"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ROUNDDOWN([.$A9]/2;0) - 5" office:value-type="float" office:value="-2">
            <text:p>-2</text:p>
          </table:table-cell>
          <table:table-cell table:formula="of:=ROUNDDOWN(([.$A9]-1)/3*2;0) - 6" office:value-type="float" office:value="-3">
            <text:p>-3</text:p>
          </table:table-cell>
          <table:table-cell office:value-type="float" office:value="6">
            <text:p>6</text:p>
          </table:table-cell>
          <table:table-cell table:formula="of:=ROUND(240*[.$A9] / (350 - 11 * [.$A9]);0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ROUND(2240*[.$A9] / (510 - 19 * [.$A9]);0)"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ROUNDDOWN([.$A10]/2;0) - 5" office:value-type="float" office:value="-2">
            <text:p>-2</text:p>
          </table:table-cell>
          <table:table-cell table:formula="of:=ROUNDDOWN(([.$A10]-1)/3*2;0) - 6" office:value-type="float" office:value="-2">
            <text:p>-2</text:p>
          </table:table-cell>
          <table:table-cell office:value-type="float" office:value="7">
            <text:p>7</text:p>
          </table:table-cell>
          <table:table-cell table:formula="of:=ROUND(240*[.$A10] / (350 - 11 * [.$A10]);0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ROUND(2240*[.$A10] / (510 - 19 * [.$A10]);0)"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ROUNDDOWN([.$A11]/2;0) - 5" office:value-type="float" office:value="-1">
            <text:p>-1</text:p>
          </table:table-cell>
          <table:table-cell table:formula="of:=ROUNDDOWN(([.$A11]-1)/3*2;0) - 6" office:value-type="float" office:value="-2">
            <text:p>-2</text:p>
          </table:table-cell>
          <table:table-cell office:value-type="float" office:value="8">
            <text:p>8</text:p>
          </table:table-cell>
          <table:table-cell table:formula="of:=ROUND(240*[.$A11] / (350 - 11 * [.$A11]);0)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ROUND(2240*[.$A11] / (510 - 19 * [.$A11]);0)" office:value-type="float" office:value="50">
            <text:p>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ROUNDDOWN([.$A12]/2;0) - 5" office:value-type="float" office:value="-1">
            <text:p>-1</text:p>
          </table:table-cell>
          <table:table-cell table:formula="of:=ROUNDDOWN(([.$A12]-1)/3*2;0) - 6" office:value-type="float" office:value="-1">
            <text:p>-1</text:p>
          </table:table-cell>
          <table:table-cell office:value-type="float" office:value="9">
            <text:p>9</text:p>
          </table:table-cell>
          <table:table-cell table:formula="of:=ROUND(240*[.$A12] / (350 - 11 * [.$A12]);0)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ROUND(2240*[.$A12] / (510 - 19 * [.$A12]);0)"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ROUNDDOWN([.$A13]/2;0) - 5" office:value-type="float" office:value="0">
            <text:p>0</text:p>
          </table:table-cell>
          <table:table-cell table:formula="of:=ROUNDDOWN(([.$A13]-1)/3*2;0) - 6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ROUND(240*[.$A13] / (350 - 11 * [.$A13]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formula="of:=ROUND(2240*[.$A13] / (510 - 19 * [.$A13]);0)" office:value-type="float" office:value="70">
            <text:p>7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ROUNDDOWN([.$A14]/2;0) - 5" office:value-type="float" office:value="0">
            <text:p>0</text:p>
          </table:table-cell>
          <table:table-cell table:formula="of:=ROUNDDOWN(([.$A14]-1)/3*2;0) - 6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ROUND(240*[.$A14] / (350 - 11 * [.$A14]);0)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ROUND(2240*[.$A14] / (510 - 19 * [.$A14]);0)" office:value-type="float" office:value="82">
            <text:p>8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ROUNDDOWN([.$A15]/2;0) - 5" office:value-type="float" office:value="1">
            <text:p>1</text:p>
          </table:table-cell>
          <table:table-cell table:formula="of:=ROUNDDOWN(([.$A15]-1)/3*2;0) - 6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ROUND(240*[.$A15] / (350 - 11 * [.$A15]);0)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formula="of:=ROUND(2240*[.$A15] / (510 - 19 * [.$A15]);0)"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ROUNDDOWN([.$A16]/2;0) - 5" office:value-type="float" office:value="1">
            <text:p>1</text:p>
          </table:table-cell>
          <table:table-cell table:formula="of:=ROUNDDOWN(([.$A16]-1)/3*2;0) - 6"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ROUND(240*[.$A16] / (350 - 11 * [.$A16]);0)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formula="of:=ROUND(2240*[.$A16] / (510 - 19 * [.$A16]);0)" office:value-type="float" office:value="111">
            <text:p>11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ROUNDDOWN([.$A17]/2;0) - 5" office:value-type="float" office:value="2">
            <text:p>2</text:p>
          </table:table-cell>
          <table:table-cell table:formula="of:=ROUNDDOWN(([.$A17]-1)/3*2;0) - 6"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ROUND(240*[.$A17] / (350 - 11 * [.$A17]);0)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formula="of:=ROUND(2240*[.$A17] / (510 - 19 * [.$A17]);0)" office:value-type="float" office:value="129">
            <text:p>12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ROUNDDOWN([.$A18]/2;0) - 5" office:value-type="float" office:value="2">
            <text:p>2</text:p>
          </table:table-cell>
          <table:table-cell table:formula="of:=ROUNDDOWN(([.$A18]-1)/3*2;0) - 6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ROUND(240*[.$A18] / (350 - 11 * [.$A18]);0)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formula="of:=ROUND(2240*[.$A18] / (510 - 19 * [.$A18]);0)" office:value-type="float" office:value="149">
            <text:p>14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ROUNDDOWN([.$A19]/2;0) - 5" office:value-type="float" office:value="3">
            <text:p>3</text:p>
          </table:table-cell>
          <table:table-cell table:formula="of:=ROUNDDOWN(([.$A19]-1)/3*2;0) - 6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ROUND(240*[.$A19] / (350 - 11 * [.$A19]);0)"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formula="of:=ROUND(2240*[.$A19] / (510 - 19 * [.$A19]);0)" office:value-type="float" office:value="174">
            <text:p>17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ROUNDDOWN([.$A20]/2;0) - 5" office:value-type="float" office:value="3">
            <text:p>3</text:p>
          </table:table-cell>
          <table:table-cell table:formula="of:=ROUNDDOWN(([.$A20]-1)/3*2;0) - 6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ROUND(240*[.$A20] / (350 - 11 * [.$A20]);0)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170">
            <text:p>170</text:p>
          </table:table-cell>
          <table:table-cell table:formula="of:=ROUND(2240*[.$A20] / (510 - 19 * [.$A20]);0)" office:value-type="float" office:value="204">
            <text:p>20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ROUNDDOWN([.$A21]/2;0) - 5" office:value-type="float" office:value="4">
            <text:p>4</text:p>
          </table:table-cell>
          <table:table-cell table:formula="of:=ROUNDDOWN(([.$A21]-1)/3*2;0) - 6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ROUND(240*[.$A21] / (350 - 11 * [.$A21]);0)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table:formula="of:=ROUND(2240*[.$A21] / (510 - 19 * [.$A21]);0)" office:value-type="float" office:value="240">
            <text:p>24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ROUNDDOWN([.$A22]/2;0) - 5" office:value-type="float" office:value="4">
            <text:p>4</text:p>
          </table:table-cell>
          <table:table-cell table:formula="of:=ROUNDDOWN(([.$A22]-1)/3*2;0) - 6"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ROUND(240*[.$A22] / (350 - 11 * [.$A22]);0)"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table:formula="of:=ROUND(2240*[.$A22] / (510 - 19 * [.$A22]);0)" office:value-type="float" office:value="286">
            <text:p>28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ROUNDDOWN([.$A23]/2;0) - 5" office:value-type="float" office:value="5">
            <text:p>5</text:p>
          </table:table-cell>
          <table:table-cell table:formula="of:=ROUNDDOWN(([.$A23]-1)/3*2;0) - 6" office:value-type="float" office:value="6">
            <text:p>6</text:p>
          </table:table-cell>
          <table:table-cell office:value-type="float" office:value="55">
            <text:p>55</text:p>
          </table:table-cell>
          <table:table-cell table:formula="of:=ROUND(240*[.$A23] / (350 - 11 * [.$A23]);0)"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table:formula="of:=ROUND(2240*[.$A23] / (510 - 19 * [.$A23]);0)" office:value-type="float" office:value="345">
            <text:p>345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ROUNDDOWN([.$A24]/2;0) - 5" office:value-type="float" office:value="5">
            <text:p>5</text:p>
          </table:table-cell>
          <table:table-cell table:formula="of:=ROUNDDOWN(([.$A24]-1)/3*2;0) - 6" office:value-type="float" office:value="7">
            <text:p>7</text:p>
          </table:table-cell>
          <table:table-cell office:value-type="float" office:value="60">
            <text:p>60</text:p>
          </table:table-cell>
          <table:table-cell table:formula="of:=ROUND(240*[.$A24] / (350 - 11 * [.$A24]);0)"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700">
            <text:p>700</text:p>
          </table:table-cell>
          <table:table-cell table:formula="of:=ROUND(2240*[.$A24] / (510 - 19 * [.$A24]);0)" office:value-type="float" office:value="424">
            <text:p>42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ROUNDDOWN([.$A25]/2;0) - 5" office:value-type="float" office:value="6">
            <text:p>6</text:p>
          </table:table-cell>
          <table:table-cell table:formula="of:=ROUNDDOWN(([.$A25]-1)/3*2;0) - 6" office:value-type="float" office:value="8">
            <text:p>8</text:p>
          </table:table-cell>
          <table:table-cell office:value-type="float" office:value="65">
            <text:p>65</text:p>
          </table:table-cell>
          <table:table-cell table:formula="of:=ROUND(240*[.$A25] / (350 - 11 * [.$A25]);0)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formula="of:=ROUND(2240*[.$A25] / (510 - 19 * [.$A25]);0)" office:value-type="float" office:value="536">
            <text:p>536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ROUNDDOWN([.$A26]/2;0) - 5" office:value-type="float" office:value="6">
            <text:p>6</text:p>
          </table:table-cell>
          <table:table-cell table:formula="of:=ROUNDDOWN(([.$A26]-1)/3*2;0) - 6" office:value-type="float" office:value="8">
            <text:p>8</text:p>
          </table:table-cell>
          <table:table-cell office:value-type="float" office:value="70">
            <text:p>70</text:p>
          </table:table-cell>
          <table:table-cell table:formula="of:=ROUND(240*[.$A26] / (350 - 11 * [.$A26]);0)"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formula="of:=ROUND(2240*[.$A26] / (510 - 19 * [.$A26]);0)" office:value-type="float" office:value="706">
            <text:p>706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ROUNDDOWN([.$A27]/2;0) - 5" office:value-type="float" office:value="7">
            <text:p>7</text:p>
          </table:table-cell>
          <table:table-cell table:formula="of:=ROUNDDOWN(([.$A27]-1)/3*2;0) - 6" office:value-type="float" office:value="9">
            <text:p>9</text:p>
          </table:table-cell>
          <table:table-cell office:value-type="float" office:value="75">
            <text:p>75</text:p>
          </table:table-cell>
          <table:table-cell table:formula="of:=ROUND(240*[.$A27] / (350 - 11 * [.$A27]);0)"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1200">
            <text:p>1200</text:p>
          </table:table-cell>
          <table:table-cell table:formula="of:=ROUND(2240*[.$A27] / (510 - 19 * [.$A27]);0)" office:value-type="float" office:value="996">
            <text:p>99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table:formula="of:=ROUNDDOWN([.$A28]/2;0) - 5" office:value-type="float" office:value="7">
            <text:p>7</text:p>
          </table:table-cell>
          <table:table-cell table:style-name="ce3" table:formula="of:=ROUNDDOWN(([.$A28]-1)/3*2;0) - 6" office:value-type="float" office:value="10">
            <text:p>10</text:p>
          </table:table-cell>
          <table:table-cell table:style-name="ce6" office:value-type="float" office:value="80">
            <text:p>80</text:p>
          </table:table-cell>
          <table:table-cell table:style-name="ce6" table:formula="of:=ROUND(240*[.$A28] / (350 - 11 * [.$A28]);0)" office:value-type="float" office:value="80">
            <text:p>80</text:p>
          </table:table-cell>
          <table:table-cell table:style-name="ce10" office:value-type="float" office:value="80">
            <text:p>80</text:p>
          </table:table-cell>
          <table:table-cell table:style-name="ce6" office:value-type="float" office:value="1600">
            <text:p>1600</text:p>
          </table:table-cell>
          <table:table-cell table:style-name="ce6" table:formula="of:=ROUND(2240*[.$A28] / (510 - 19 * [.$A28]);0)" office:value-type="float" office:value="1600">
            <text:p>1600</text:p>
          </table:table-cell>
          <table:table-cell table:style-name="ce10" office:value-type="float" office:value="1600">
            <text:p>1600</text:p>
          </table:table-cell>
        </table:table-row>
      </table:table>
      <table:table table:name="Weight Allowance Graph" table:style-name="ta1" table:print="false">
        <table:table-column table:style-name="co7" table:number-columns-repeated="10" table:default-cell-style-name="Default"/>
        <table:table-column table:style-name="co8" table:default-cell-style-name="Default"/>
        <table:table-row table:style-name="ro1">
          <table:table-cell>
            <draw:frame table:end-cell-address="'Weight Allowance Graph'.J34" table:end-x="1.826cm" table:end-y="0.24cm" draw:z-index="0" draw:style-name="gr1" svg:width="22.148cm" svg:height="15.142cm" svg:x="0.001cm" svg:y="0.001cm">
              <draw:object draw:notify-on-update-of-ranges="Numbers.G2:Numbers.G2 Numbers.G3:Numbers.G28 Numbers.I2:Numbers.I2 Numbers.I3:Numbers.I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0"/>
          <table:table-cell table:style-name="ce11"/>
        </table:table-row>
      </table:table>
      <table:table table:name="Bend Bars Lift Grates Graph" table:style-name="ta1" table:print="false">
        <table:table-column table:style-name="co7" table:default-cell-style-name="Default"/>
        <table:table-row table:style-name="ro1">
          <table:table-cell>
            <draw:frame table:end-cell-address="'Bend Bars Lift Grates Graph'.J31" table:end-x="0.669cm" table:end-y="0.16cm" draw:z-index="0" draw:style-name="gr1" svg:width="20.991cm" svg:height="13.707cm" svg:x="0.001cm" svg:y="0.001cm">
              <draw:object draw:notify-on-update-of-ranges="Numbers.D2:Numbers.D2 Numbers.D3:Numbers.D28 Numbers.F2:Numbers.F2 Numbers.F3:Numbers.F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6/02/2010</text:date>, <text:time>23.55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alerio Bigiani</meta:initial-creator>
    <meta:creation-date>2010-02-06T19:51:38.51</meta:creation-date>
    <meta:generator>OpenOffice.org/3.1$Win32 OpenOffice.org_project/310m19$Build-9420</meta:generator>
    <dc:date>2010-02-06T23:55:26.14</dc:date>
    <dc:creator>Valerio Bigiani</dc:creator>
    <meta:editing-duration>PT00H29M56S</meta:editing-duration>
    <meta:editing-cycles>5</meta:editing-cycles>
    <meta:document-statistic meta:table-count="3" meta:cell-count="2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992cm" svg:height="13.708cm" chart:class="chart:line" chart:style-name="ch1">
        <chart:title svg:x="5.326cm" svg:y="0.328cm" chart:style-name="ch2">
          <text:p>Bend Bars/Lift Gates</text:p>
        </chart:title>
        <chart:legend chart:legend-position="end" svg:x="18.124cm" svg:y="6.333cm" chart:style-name="ch3"/>
        <chart:plot-area chart:style-name="ch4" table:cell-range-address="Numbers.D2:Numbers.D28 Numbers.F2:Numbers.F28" chart:data-source-has-labels="row" svg:x="0.419cm" svg:y="1.052cm" svg:width="17.287cm" svg:height="12.108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umbers.D3:Numbers.D28" chart:label-cell-address="Numbers.D2:Numbers.D2" chart:class="chart:line">
            <chart:data-point chart:repeated="26"/>
          </chart:series>
          <chart:series chart:style-name="ch8" chart:values-cell-range-address="Numbers.F3:Numbers.F28" chart:label-cell-address="Numbers.F2:Numbers.F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mbers.D2:Numbers.D2">Vanilla 2nd Ed</text:p>
              </table:table-cell>
              <table:table-cell office:value-type="string">
                <text:p text:id="Numbers.F2:Numbers.F2">Mod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Numbers.D3:Numbers.D28">0</text:p>
              </table:table-cell>
              <table:table-cell office:value-type="float" office:value="0">
                <text:p text:id="Numbers.F3:Numbers.F2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true" chart:minimum="1" chart:maximum="1600" chart:interval-major="0.301029995663981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149cm" svg:height="15.143cm" chart:class="chart:line" chart:style-name="ch1">
        <chart:title svg:x="7.515cm" svg:y="0.303cm" chart:style-name="ch2">
          <text:p>Weight Allowance (logarithmic scale)</text:p>
        </chart:title>
        <chart:legend chart:legend-position="end" svg:x="19.258cm" svg:y="7.05cm" chart:style-name="ch3"/>
        <chart:plot-area chart:style-name="ch4" table:cell-range-address="Numbers.G2:Numbers.G28 Numbers.I2:Numbers.I28" chart:data-source-has-labels="row" svg:x="0.442cm" svg:y="1.108cm" svg:width="18.375cm" svg:height="13.4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Numbers.G3:Numbers.G28" chart:label-cell-address="Numbers.G2:Numbers.G2" chart:class="chart:line">
            <chart:data-point chart:repeated="26"/>
          </chart:series>
          <chart:series chart:style-name="ch9" chart:values-cell-range-address="Numbers.I3:Numbers.I28" chart:label-cell-address="Numbers.I2:Numbers.I2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mbers.G2:Numbers.G2">Vanilla 2nd Ed</text:p>
              </table:table-cell>
              <table:table-cell office:value-type="string">
                <text:p text:id="Numbers.I2:Numbers.I2">Mod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Numbers.G3:Numbers.G28">0</text:p>
              </table:table-cell>
              <table:table-cell office:value-type="float" office:value="0">
                <text:p text:id="Numbers.I3:Numbers.I2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0">
                <text:p>8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